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.353cm" fo:margin-bottom="0.212cm" style:contextual-spacing="false" fo:line-height="100%" fo:text-align="start" style:justify-single-word="false"/>
    </style:style>
    <style:style style:name="P2" style:family="paragraph" style:parent-style-name="Standard">
      <style:paragraph-properties fo:margin-top="0.353cm" fo:margin-bottom="0.212cm" style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.247cm" style:contextual-spacing="false" fo:line-height="120%" fo:text-align="start" style:justify-single-word="false"/>
    </style:style>
    <style:style style:name="P4" style:family="paragraph" style:parent-style-name="Standard">
      <style:paragraph-properties fo:margin-top="0.353cm" fo:margin-bottom="0.212cm" style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.353cm" fo:margin-bottom="0.212cm" style:contextual-spacing="false" fo:line-height="100%" fo:text-align="start" style:justify-single-word="false"/>
      <style:text-properties style:use-window-font-color="true" style:font-name="Liberation Serif" fo:font-size="15pt" fo:font-weight="bold" fo:background-color="transparent" style:font-name-asian="Liberation Serif" style:font-name-complex="Liberation Serif"/>
    </style:style>
    <style:style style:name="P6" style:family="paragraph" style:parent-style-name="Standard">
      <style:paragraph-properties fo:margin-top="0cm" fo:margin-bottom="0.247cm" style:contextual-spacing="false" fo:line-height="12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margin-top="0cm" fo:margin-bottom="0.247cm" style:contextual-spacing="false" fo:line-height="12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margin-top="0cm" fo:margin-bottom="0.247cm" style:contextual-spacing="false" fo:line-height="120%" fo:text-align="start" style:justify-single-word="false"/>
      <style:text-properties style:use-window-font-color="true" style:font-name="Liberation Serif" fo:font-size="16pt" fo:font-weight="bold" fo:background-color="transparent" style:font-name-asian="Liberation Serif" style:font-name-complex="Liberation Serif"/>
    </style:style>
    <style:style style:name="P9" style:family="paragraph" style:parent-style-name="Standard">
      <style:paragraph-properties fo:margin-top="0cm" fo:margin-bottom="0.247cm" style:contextual-spacing="false" fo:line-height="12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" style:family="paragraph" style:parent-style-name="Standard" style:list-style-name="L1">
      <style:paragraph-properties fo:margin-top="0cm" fo:margin-bottom="0.247cm" style:contextual-spacing="false" fo:line-height="12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1" style:family="paragraph" style:parent-style-name="Standard">
      <style:paragraph-properties fo:margin-top="0cm" fo:margin-bottom="0.247cm" style:contextual-spacing="false" fo:line-height="120%" fo:text-align="start" style:justify-single-word="false"/>
      <style:text-properties style:use-window-font-color="true" style:font-name="Liberation Serif" fo:font-size="12pt" fo:font-weight="normal" officeooo:rsid="0011a8b8" officeooo:paragraph-rsid="0011a8b8" fo:background-color="transparent" style:font-name-asian="Liberation Serif" style:font-name-complex="Liberation Serif"/>
    </style:style>
    <style:style style:name="P12" style:family="paragraph" style:parent-style-name="Standard">
      <style:paragraph-properties fo:margin-top="0cm" fo:margin-bottom="0.247cm" style:contextual-spacing="false" fo:line-height="120%" fo:text-align="start" style:justify-single-word="false"/>
      <style:text-properties style:use-window-font-color="true" style:font-name="Liberation Serif" fo:font-size="15pt" fo:font-weight="bold" officeooo:rsid="0011a8b8" officeooo:paragraph-rsid="0011a8b8" fo:background-color="transparent" style:font-name-asian="Liberation Serif" style:font-size-asian="15pt" style:font-weight-asian="bold" style:font-name-complex="Liberation Serif" style:font-size-complex="15pt" style:font-weight-complex="bold"/>
    </style:style>
    <style:style style:name="P13" style:family="paragraph" style:parent-style-name="Standard" style:list-style-name="L1">
      <style:paragraph-properties fo:margin-top="0cm" fo:margin-bottom="0.247cm" style:contextual-spacing="false" fo:line-height="120%" fo:text-align="start" style:justify-single-word="false"/>
    </style:style>
    <style:style style:name="P14" style:family="paragraph" style:parent-style-name="Standard" style:list-style-name="L2">
      <style:paragraph-properties fo:margin-left="0.136cm" fo:margin-right="0cm" fo:margin-top="0cm" fo:margin-bottom="0.247cm" style:contextual-spacing="false" fo:line-height="120%" fo:text-align="start" style:justify-single-word="false" fo:text-indent="-0.136cm" style:auto-text-indent="false"/>
    </style:style>
    <style:style style:name="P15" style:family="paragraph" style:parent-style-name="Standard" style:list-style-name="L2">
      <style:paragraph-properties fo:margin-left="0.136cm" fo:margin-right="0cm" fo:margin-top="0cm" fo:margin-bottom="0.247cm" style:contextual-spacing="false" fo:line-height="120%" fo:text-align="start" style:justify-single-word="false" fo:text-indent="-0.136cm" style:auto-text-indent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T1" style:family="text">
      <style:text-properties style:use-window-font-color="true" style:font-name="Liberation Serif" fo:font-size="24pt" fo:font-weight="bold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style:font-name="Liberation Serif" fo:font-size="18pt" fo:font-weight="bold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style:font-name="Liberation Serif" fo:font-size="16pt" fo:font-weight="normal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text:list-style style:name="L1">
      <text:list-level-style-bullet text:level="1" text:bullet-char="•">
        <style:list-level-properties text:space-before="0.748cm" text:min-label-width="0.499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499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2"><text:span text:style-name="T1">Projekt zespołowy</text:span></text:p>
      <text:p text:style-name="P6"/>
      <text:p text:style-name="P1"><text:span text:style-name="T2">Tytuł pracy: portal „Fotograf” - strona zrzeszająca fotografów i ich prace.</text:span></text:p>
      <text:p text:style-name="P7"/>
      <text:p text:style-name="P8">Wykonawcy: </text:p>
      <text:p text:style-name="P3"><text:span text:style-name="T3">Przemysław Tomasik, Damian Samsoniuk, Patryk Brzozowski, Ewa Gonera-Szwarc</text:span>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wykonawca: Damian Samsoniuk</text:p>
      <text:p text:style-name="P4"/>
      <text:p text:style-name="P1"><text:soft-page-break/><text:span text:style-name="T2">Moduły które napisałem:</text:span></text:p>
      <text:p text:style-name="P7"/>
      <text:p text:style-name="P7"/>
      <text:list xml:id="list4977833292569233257" text:style-name="L1">
        <text:list-item>
          <text:p text:style-name="P13"><text:span text:style-name="T4">Moduł logowania - panel w którym wpisuje sie login oraz haslo, haslo jest szyfrowane za pomoca algorytmu md5 nastepnie porownywane z haslem pobranym z bazy danych. Po zalogowaniu tworzona jest sesja a w niej wszystkie dane wybranego uzytkownika i jest przekierowywany na strone glowna.</text:span></text:p>
        </text:list-item>
        <text:list-item>
          <text:p text:style-name="P13"><text:span text:style-name="T4">Modul rejestracji - panel formularzu posiada wszystkie dane np.login,haslo, miasto, ulice ... .Po wybraniu typu konta sa sprawdzane dane w bazie czy już nie istnieja (dotyczy loginu, emaila) a nastepnie tworzony insert uzytkownika a dodatkowo dla typu konta fotograf sa tworzone foldery na serwerze.</text:span></text:p>
        </text:list-item>
        <text:list-item>
          <text:p text:style-name="P10">Modul wyswietlanej listy fotografow - wyswietlana jest lista wszystkich fotografow wraz ze stronicowaniem dodatkowo jezeli zostanie podane slowo-klucz z wyszukiwarki nazwisk zostanie wyswietlona tylko czesc fotografow z slowem-kluczowym w nazwisku. Dodatkowo jest wyszukiwarka ktora wyszukuje fotografow po nazwisku lub miescie.</text:p>
        </text:list-item>
        <text:list-item>
          <text:p text:style-name="P13"><text:span text:style-name="T4">Modul lista zamowien oraz usuwanie wybraych zamowien (usuwanie tylko dla fotografow) - lista zamowien wyswietlana dla obydwu typow kont z ta roznica, ze klient moze tylko wyswietlić informacje o zamowieniach pakietów ktore wyslal do fotografa natomiast nie moze ich usuwać ta mozliwosc ma tylko fotograf ktory dostal zamowienie. Zostala rozszerzona o dodatkowe opcje takie jak zmiana statusu, usuwanie, suma cen pakietow i odnosnik email oraz wyswietlana historia zamowien.</text:span></text:p>
        </text:list-item>
        <text:list-item>
          <text:p text:style-name="P10">Modul zamowienia - jest to formularz wyswietlany tylko w profilu fotografa dodatkowo pobiera do niego pakiety tylko wybranego fotografa i moga byc wybierane dowoli wszystkie lub zaden. Dane z formularza sa przesylane na serwer (do tabeli: skladowe_zamowien, zamowienia).</text:p>
        </text:list-item>
        <text:list-item>
          <text:p text:style-name="P10">Modul profil - pobiera dane z serwera i wyswietla opis, imie, nazwisko oraz pierwsze zdjecie z katalogu portfolio. </text:p>
        </text:list-item>
        <text:list-item>
          <text:p text:style-name="P10">Modul zmiana danych personalnych - Formularz wraz z aktualizacja wybranych przez uzytkownika danych.</text:p>
        </text:list-item>
      </text:list>
      <text:p text:style-name="P9"/>
      <text:p text:style-name="P9"/>
      <text:p text:style-name="P9"/>
      <text:p text:style-name="P9"/>
      <text:p text:style-name="P9"/>
      <text:p text:style-name="P9">_____________________________</text:p>
      <text:p text:style-name="P9">Ewa Gonera-Szwarc </text:p>
      <text:list xml:id="list8095145620329999566" text:style-name="L2">
        <text:list-item>
          <text:p text:style-name="P14"><text:soft-page-break/><text:span text:style-name="T4">Napisałam stronę w html-u 5 icss-ie, wykorzystując moduł Twitter Bootstrap do uzyskania responsywności oraz skryptów JavaScript. </text:span></text:p>
        </text:list-item>
        <text:list-item>
          <text:p text:style-name="P14"><text:span text:style-name="T4">Strona główna - index zawiera moduł bootstrapowy - carousel, który służy do wyświetlania slajdów zdjęć. Dostosowałam jego wielkość tak, aby zdjęcia zajmowały cały widoczny obszar strony. Zdjęcia zmieniają się wutomatycznie, ale można je również klikać i przewijać w prawo i lewo. </text:span></text:p>
        </text:list-item>
        <text:list-item>
          <text:p text:style-name="P14"><text:span text:style-name="T4">Navbar, czyli górna belka, wyświetla się na każdej podstronie. Panel logowania i zarządzania kontem zrobiłam w formie drop-downa. Po zalogowaniu, dropdown zamieniany jest na panel sterowania kontem, a po kliknięciu w guzik rejestracji wyskakuje okno typu popup. Do jego stworzenia wykorzystałam moduł bootstrapa - modal. </text:span></text:p>
        </text:list-item>
        <text:list-item>
          <text:p text:style-name="P15">Stopkę strony zrobiłam statycznie, jako że wszystkie niezbędne linki znajdują się w navbarze. </text:p>
        </text:list-item>
        <text:list-item>
          <text:p text:style-name="P14"><text:span text:style-name="T4">Zrobiłam również szablony formularzy, w tym wyszukiwarki w navbarze oraz na podstronie fotografowie. Wszystkie te komponenty utworzyłam przy pomocy styli css częściowo napisanych własnoręcznie a częściowo korzystając z zaimplementowanych już rozwiązań bootstrapowych. </text:span></text:p>
        </text:list-item>
        <text:list-item>
          <text:p text:style-name="P14"><text:span text:style-name="T4">Podstrona z listą fotografów to grid zdjęć. Obrazy ładowane do gridu wystylizowałam tak, aby były przycinane do rozmiaru obejmującego je komponentu tak, aby siatka była równa. Ma to znaczenie szczególnie w przypadku zdjęć pionowych, które bez przycięcia zakłóciłyby porządek grida. Pod zdjęciami umieściłam najważniejsze informacje o fotografie, który je wykonał. Zarówno zdjęcia jak i ich podpisy są linkami prowadzącymi do profilu fotografa. </text:span></text:p>
        </text:list-item>
        <text:list-item>
          <text:p text:style-name="P14"><text:span text:style-name="T4">Zrobiłam szablon panelu fotografa, gdzie wyświetlane są podstawowe informacje o nim. Zrobiłam galerię zdjęć (tutaj już zdjęcia nie są przycinane do jednakowych wielkości). Po kliknięciu na wybrane zdjęcie, pojawia się kolejny modal połączony z carousel. Użytkownik może dzięki temu obejrzeć wszystkie zdjęcia fotografa, począwszy od tego, na które kliknął. Zaimplementowałam, aby modal uruchamiał się na górze strony oraz żeby ekran przesuwał się w to miejsce. Jest to ważne, ponieważ wyświetlenie modala dezaktywuje resztę strony i kiedy wyświetli się poza widocznym obszarem, nie da się do niego nawigować. <text:s/></text:span></text:p>
        </text:list-item>
        <text:list-item>
          <text:p text:style-name="P14"><text:span text:style-name="T4">Na tej podstronie umieściłam również formularz kontaktowy oraz kalendarz google. </text:span></text:p>
        </text:list-item>
        <text:list-item>
          <text:p text:style-name="P15">Na stronę kontakt wstawiłam mapę google z zaznaczoną lokalizacją firmy (t.j. ponieważ ona naprawdę nie istnieje - lokalizacją UG), wpisałam adres siedziby i umieściłam formularz kontaktowy. </text:p>
        </text:list-item>
        <text:list-item>
          <text:p text:style-name="P14"><text:span text:style-name="T4">Do szablonu strony z zamówieniami / archiwum zamówień wykorzystałam standardowe tabele html oraz guziki i lebele - komponenty bootstrapa. Lebele mają różne kolory w zależności od statusu. Użytkownicy mają do dyspozycji dwa guziki: usuń i zaktualizuj status. Po kliknięciu w aktualizację wyświetla się modal z możliwościami wyboru nowego statusu, a po kliknięciu w usuń wyskakuje również modal z prośbą o potwierdzenie akcji. </text:span></text:p>
        </text:list-item>
        <text:list-item>
          <text:p text:style-name="P15">Zrobiłam prosty formularz zmiany danych osobowych dostępny po kliknięciu w link na <text:soft-page-break/>dropdownie do zarządzania kontem. </text:p>
        </text:list-item>
      </text:list>
      <text:p text:style-name="P9"><text:s/></text:p>
      <text:p text:style-name="P9">Moim zadaniem było zrobienie witryny od strony wizualnej w html-u 5 i css-ie i uważam, że z tego zadania wywiązałam się w pełni. Strona jest czytelna, przejrzysta i łatwa w obsłudze. </text:p>
      <text:p text:style-name="P12">Przemysław Tomasik:</text:p>
      <text:p text:style-name="P11">Nadzór nad projektem (kierownik projektu). W końcowej fazie, Damian przejął kierownictwo i dokończył projekt.</text:p>
      <text:p text:style-name="P11">Na początku projektu baza miała być w Postgresql, ale w skutek penych problemów technicznych, po testach, została ona w pełni przepisana na MySQL</text:p>
      <text:p text:style-name="P11">Implementacja bazy danych oraz jej testy. Zaprojektowanie tak bazy danych (ERD), aby główni programiści byli w stanie zbudować na niej działający system.</text:p>
      <text:p text:style-name="P11">Konfiguracja triggerów, tabel tymczasowych.</text:p>
      <text:p text:style-name="P11">Stworzenie skryptów create / drop dla bazy.</text:p>
      <text:p text:style-name="P11">Stworzenie danych testowych.</text:p>
      <text:p text:style-name="P11">W projekcie byłem głównie odpowiedzialny za bazę, którą wykonałem poprawnie, w pełni okryptowałem. Dzięki temu odtworzenie jej to uruchomienie jednego skryptu, który może być wykonany przez każdego.</text:p>
      <text:p text:style-name="P11">Dodatkowo, jako, że byłem najmniej doświadczony w programowaniu, służyłem pomocą w programowaniu php (przy tworzeniu modułów).</text:p>
      <text:p text:style-name="P11">Testy strony (przy pomocy narzędzia Accunetix) w kierunku bezpieczeństw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6T09:16:24.336591724</dc:date>
    <dc:creator>Przemysław Tomasik</dc:creator>
    <meta:editing-duration>P0D</meta:editing-duration>
    <meta:editing-cycles>1</meta:editing-cycles>
    <meta:document-statistic meta:table-count="0" meta:image-count="0" meta:object-count="0" meta:page-count="4" meta:paragraph-count="38" meta:word-count="882" meta:character-count="6242" meta:non-whitespace-character-count="5398"/>
    <meta:generator>LibreOffice/4.2.6.3$Linux_X86_64 LibreOffice_project/420m0$Build-3</meta:generator>
  </office:meta>
</office:document-meta>
</file>